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3DataSourceSelectorImpl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Web3DataSourceSelectorImpl.select( Object obj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Web3DataSourceSelectorImpl.isSelectable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3DataSourceSelectorImpl.configure( Configuration configu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3DataSourceSelectorImpl.releas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3DataSourceSelectorImpl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